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593cm" fo:min-width="8.27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8.593cm" fo:min-width="8.272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2.242cm" fo:min-width="1.991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403cm" fo:min-width="2.43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2.1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style:font-name="Liberation Sans1" fo:language="en" fo:country="GB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773cm" svg:height="8.843cm" svg:x="10.421cm" svg:y="9.303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G</text:span><text:span text:style-name="T1">a</text:span><text:span text:style-name="T1">i</text:span><text:span text:style-name="T1">n </text:span></text:p>
          <text:p text:style-name="P1"><text:span text:style-name="T1">S</text:span><text:span text:style-name="T1">t</text:span><text:span text:style-name="T1">a</text:span><text:span text:style-name="T1">g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8.772cm" svg:height="8.843cm" svg:x="22.465cm" svg:y="9.303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O</text:span><text:span text:style-name="T1">u</text:span><text:span text:style-name="T1">t</text:span><text:span text:style-name="T1">p</text:span><text:span text:style-name="T1">u</text:span><text:span text:style-name="T1">t </text:span></text:p>
          <text:p text:style-name="P1"><text:span text:style-name="T1">S</text:span><text:span text:style-name="T1">t</text:span><text:span text:style-name="T1">a</text:span><text:span text:style-name="T1">g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0.423cm" svg:y1="9.947cm" svg:x2="8.055cm" svg:y2="9.92cm" draw:start-shape="id1" draw:start-glue-point="4" draw:end-shape="id2" draw:end-glue-point="1" svg:d="M10423 9947h-1160v-27h-1208" svg:viewBox="0 0 2369 28">
          <text:p/>
        </draw:connector>
        <draw:connector draw:style-name="gr3" draw:text-style-name="P2" draw:layer="layout" svg:x1="3.461cm" svg:y1="14.963cm" svg:x2="10.423cm" svg:y2="17.464cm" draw:start-shape="id3" draw:start-glue-point="8" draw:end-shape="id1" draw:end-glue-point="5" svg:d="M3461 14963v2501h6962" svg:viewBox="0 0 6963 2502">
          <text:p/>
        </draw:connector>
        <draw:connector draw:style-name="gr3" draw:text-style-name="P2" draw:layer="layout" svg:x1="19.194cm" svg:y1="9.947cm" svg:x2="22.467cm" svg:y2="9.947cm" draw:start-shape="id1" draw:start-glue-point="6" draw:end-shape="id4" draw:end-glue-point="4" svg:d="M19194 9947h3273" svg:viewBox="0 0 3274 1">
          <text:p/>
        </draw:connector>
        <draw:connector draw:style-name="gr3" draw:text-style-name="P2" draw:layer="layout" svg:x1="19.194cm" svg:y1="17.57cm" svg:x2="22.467cm" svg:y2="17.464cm" draw:start-shape="id1" draw:start-glue-point="7" draw:end-shape="id4" draw:end-glue-point="5" svg:d="M19194 17570h1635v-106h1638" svg:viewBox="0 0 3274 107">
          <text:p/>
        </draw:connector>
        <draw:connector draw:style-name="gr3" draw:text-style-name="P2" draw:layer="layout" svg:x1="31.237cm" svg:y1="17.57cm" svg:x2="36.59cm" svg:y2="15.516cm" draw:start-shape="id4" draw:start-glue-point="7" draw:end-shape="id5" draw:end-glue-point="4" svg:d="M31237 17570h2385v-2054h2968" svg:viewBox="0 0 5354 2055">
          <text:p/>
        </draw:connector>
        <draw:connector draw:style-name="gr3" draw:text-style-name="P2" draw:layer="layout" svg:x1="31.237cm" svg:y1="9.947cm" svg:x2="36.59cm" svg:y2="11.588cm" draw:start-shape="id4" draw:start-glue-point="6" draw:end-shape="id5" draw:end-glue-point="6" svg:d="M31237 9947h2385v1641h2968" svg:viewBox="0 0 5354 1642">
          <text:p/>
        </draw:connector>
        <draw:custom-shape draw:style-name="gr4" draw:text-style-name="P2" xml:id="id3" draw:id="id3" draw:layer="layout" svg:width="3.521cm" svg:height="3.524cm" svg:x="1.7cm" svg:y="11.439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5" draw:text-style-name="P3" draw:layer="layout" svg:x1="4.632cm" svg:y1="9.848cm" svg:x2="4.907cm" svg:y2="8.9cm">
            <text:p/>
          </draw:line>
          <draw:line draw:style-name="gr5" draw:text-style-name="P3" draw:layer="layout" svg:x1="5.48cm" svg:y1="10.831cm" svg:x2="4.901cm" svg:y2="8.902cm">
            <text:p/>
          </draw:line>
          <draw:line draw:style-name="gr5" draw:text-style-name="P3" draw:layer="layout" svg:x1="6.616cm" svg:y1="10.94cm" svg:x2="7.195cm" svg:y2="9.011cm">
            <text:p/>
          </draw:line>
          <draw:line draw:style-name="gr5" draw:text-style-name="P3" draw:layer="layout" svg:x1="5.454cm" svg:y1="10.877cm" svg:x2="6.033cm" svg:y2="8.948cm">
            <text:p/>
          </draw:line>
          <draw:line draw:style-name="gr5" draw:text-style-name="P3" draw:layer="layout" svg:x1="6.64cm" svg:y1="10.928cm" svg:x2="6.061cm" svg:y2="8.999cm">
            <text:p/>
          </draw:line>
          <draw:line draw:style-name="gr5" draw:text-style-name="P3" draw:layer="layout" svg:x1="7.789cm" svg:y1="10.93cm" svg:x2="7.21cm" svg:y2="9.001cm">
            <text:p/>
          </draw:line>
          <draw:line draw:style-name="gr5" draw:text-style-name="P3" draw:layer="layout" svg:x1="7.78cm" svg:y1="10.834cm" svg:x2="8.055cm" svg:y2="9.886cm">
            <text:p/>
          </draw:line>
        </draw:g>
        <draw:connector draw:style-name="gr3" draw:text-style-name="P2" draw:layer="layout" svg:x1="4.632cm" svg:y1="9.92cm" svg:x2="3.461cm" svg:y2="11.439cm" draw:start-shape="id2" draw:start-glue-point="3" draw:end-shape="id3" draw:end-glue-point="4" svg:d="M4632 9920h-1171v1519" svg:viewBox="0 0 1172 1520">
          <text:p/>
        </draw:connector>
        <draw:custom-shape draw:style-name="gr6" draw:text-style-name="P2" xml:id="id5" draw:id="id5" draw:layer="layout" svg:width="5.236cm" svg:height="1.165cm" draw:transform="rotate (-1.5707963267949) translate (37.172cm 10.933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7" draw:text-style-name="P3" draw:layer="layout" svg:width="6.591cm" svg:height="3.239cm" draw:transform="skewX (0.00122173047639598) rotate (-1.10147729093362) translate (37.8388828081938cm 9.90838083596376cm)" svg:viewBox="0 0 6592 3240" svg:d="M0 0c4265 4 6592 3240 6592 3240">
          <text:p/>
        </draw:path>
        <draw:path draw:style-name="gr7" draw:text-style-name="P3" draw:layer="layout" svg:width="6.591cm" svg:height="3.239cm" draw:transform="skewX (0.00122173047639606) rotate (-1.10147729093362) translate (38.6035724497845cm 9.90838083596376cm)" svg:viewBox="0 0 6592 3240" svg:d="M0 0c4265 4 6592 3240 6592 3240">
          <text:p/>
        </draw:path>
        <draw:path draw:style-name="gr7" draw:text-style-name="P3" draw:layer="layout" svg:width="6.59cm" svg:height="3.235cm" draw:transform="skewX (0.000349065850398886) rotate (-1.10200088970922) translate (39.7506069121706cm 9.90838083596376cm)" svg:viewBox="0 0 6591 3236" svg:d="M0 0c4265 2 6591 3236 6591 3236">
          <text:p/>
        </draw:path>
        <draw:frame draw:style-name="gr8" draw:text-style-name="P4" draw:layer="layout" svg:width="3.711cm" svg:height="2.385cm" svg:x="4.089cm" svg:y="14.9cm">
          <draw:text-box>
            <text:p><text:span text:style-name="T1">Audio</text:span></text:p>
            <text:p><text:span text:style-name="T1">IN</text:span></text:p>
            <text:p><text:span text:style-name="T1">Max: 10mV</text:span></text:p>
          </draw:text-box>
        </draw:frame>
        <draw:frame draw:style-name="gr9" draw:text-style-name="P5" draw:layer="layout" svg:width="3.046cm" svg:height="1.114cm" svg:x="3.6cm" svg:y="7.4cm">
          <draw:text-box>
            <text:p><text:span text:style-name="T1">R</text:span><text:span text:style-name="T2">s</text:span><text:span text:style-name="T1">=100</text:span><text:span text:style-name="T3">Ω</text:span></text:p>
          </draw:text-box>
        </draw:frame>
        <draw:frame draw:style-name="gr10" draw:text-style-name="P5" draw:layer="layout" svg:width="7.69cm" svg:height="0.962cm" svg:x="17.21cm" svg:y="7.9cm">
          <draw:text-box>
            <text:p><text:span text:style-name="T1">12V Supply Voltage (Vcc)</text:span></text:p>
          </draw:text-box>
        </draw:frame>
        <draw:frame draw:style-name="gr11" draw:text-style-name="P5" draw:layer="layout" svg:width="2.614cm" svg:height="1.673cm" svg:x="32.086cm" svg:y="12.8cm">
          <draw:text-box>
            <text:p><text:span text:style-name="T1">Audio</text:span></text:p>
            <text:p><text:span text:style-name="T1">OUT</text:span></text:p>
          </draw:text-box>
        </draw:frame>
        <draw:frame draw:style-name="gr12" draw:text-style-name="P5" draw:layer="layout" svg:width="3.863cm" svg:height="0.962cm" svg:x="34.7cm" svg:y="18.4cm">
          <draw:text-box>
            <text:p><text:span text:style-name="T1">8</text:span><text:span text:style-name="T3">Ω Speak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5:15:51.163996867</meta:creation-date>
    <dc:date>2021-05-14T19:19:17.478115773</dc:date>
    <meta:editing-duration>PT31M48S</meta:editing-duration>
    <meta:editing-cycles>8</meta:editing-cycles>
    <meta:generator>LibreOffice/6.4.6.2$Linux_X86_64 LibreOffice_project/40$Build-2</meta:generator>
    <meta:document-statistic meta:object-count="27"/>
  </office:meta>
</office:document-meta>
</file>